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1cm" svg:height="0.8cm" svg:x="4cm" svg:y="2.246cm">
          <text:p text:style-name="P1"><text:span text:style-name="T1">RF</text:span></text:p>
          <text:p text:style-name="P1"><text:span text:style-name="T1">Prea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2cm" svg:height="0.8cm" svg:x="7.7cm" svg:y="4.428cm">
          <text:p text:style-name="P1"><text:span text:style-name="T1">Local</text:span></text:p>
          <text:p text:style-name="P1"><text:span text:style-name="T1">Oscil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2.1cm" svg:height="2cm" svg:x="4cm" svg:y="3.846cm">
          <text:p text:style-name="P1"><text:span text:style-name="T1">Mixer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3" draw:layer="layout" svg:width="2.1cm" svg:height="1cm" svg:x="4cm" svg:y="6.646cm">
          <text:p text:style-name="P1"><text:span text:style-name="T1">IF</text:span></text:p>
          <text:p text:style-name="P1"><text:span text:style-name="T1">A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2.126cm" svg:height="1.008cm" svg:x="4cm" svg:y="8.638cm">
          <text:p text:style-name="P1"><text:span text:style-name="T1">A/D</text:span></text:p>
          <text:p text:style-name="P1"><text:span text:style-name="T1">Conve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2.1cm" svg:height="1.2cm" svg:x="4cm" svg:y="10.446cm">
          <text:p text:style-name="P1"><text:span text:style-name="T1">10 MHz</text:span></text:p>
          <text:p text:style-name="P1"><text:span text:style-name="T1">Lo Pass</text:span></text:p>
          <text:p text:style-name="P1"><text:span text:style-name="T1">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5.05cm" svg:y1="3.046cm" svg:x2="5.049cm" svg:y2="3.846cm" draw:start-shape="id1" draw:start-glue-point="2" draw:end-shape="id2" draw:end-glue-point="4" svg:d="m5050 3046-1 800">
          <text:p/>
        </draw:connector>
        <draw:connector draw:style-name="gr3" draw:text-style-name="P3" draw:layer="layout" draw:type="line" svg:x1="5.049cm" svg:y1="5.846cm" svg:x2="5.05cm" svg:y2="6.646cm" draw:start-shape="id2" draw:start-glue-point="8" draw:end-shape="id3" draw:end-glue-point="0" svg:d="m5049 5846 1 800">
          <text:p/>
        </draw:connector>
        <draw:connector draw:style-name="gr3" draw:text-style-name="P3" draw:layer="layout" draw:type="line" svg:x1="5.05cm" svg:y1="7.646cm" svg:x2="5.063cm" svg:y2="8.638cm" draw:start-shape="id3" draw:start-glue-point="2" draw:end-shape="id4" draw:end-glue-point="0" svg:d="m5050 7646 13 992">
          <text:p/>
        </draw:connector>
        <draw:connector draw:style-name="gr3" draw:text-style-name="P3" draw:layer="layout" draw:type="line" svg:x1="5.063cm" svg:y1="9.646cm" svg:x2="5.05cm" svg:y2="10.446cm" draw:start-shape="id4" draw:start-glue-point="2" draw:end-shape="id5" draw:end-glue-point="0" svg:d="m5063 9646-13 800">
          <text:p/>
        </draw:connector>
        <draw:connector draw:style-name="gr3" draw:text-style-name="P3" draw:layer="layout" draw:type="line" svg:x1="7.7cm" svg:y1="4.828cm" svg:x2="6.098cm" svg:y2="4.845cm" draw:start-shape="id6" draw:start-glue-point="3" draw:end-shape="id2" draw:end-glue-point="10" svg:d="m7700 4828-1602 17">
          <text:p/>
        </draw:connector>
        <draw:connector draw:style-name="gr3" draw:text-style-name="P3" draw:layer="layout" draw:type="line" svg:x1="5.05cm" svg:y1="10.446cm" svg:x2="5.05cm" svg:y2="10.446cm" draw:start-shape="id5" draw:end-shape="id5" svg:d="m5050 10446">
          <text:p/>
        </draw:connector>
        <draw:connector draw:style-name="gr3" draw:text-style-name="P3" draw:layer="layout" draw:type="line" svg:x1="5.05cm" svg:y1="11.646cm" svg:x2="5.035cm" svg:y2="13.2cm" draw:start-shape="id5" draw:start-glue-point="2" svg:d="m5050 11646-15 1554">
          <text:p/>
        </draw:connector>
        <draw:connector draw:style-name="gr3" draw:text-style-name="P3" draw:layer="layout" svg:x1="5.048cm" svg:y1="1.018cm" svg:x2="5.05cm" svg:y2="2.246cm" draw:end-shape="id1" draw:end-glue-point="0" svg:d="m5048 1018v364h2v8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999cm" fo:page-height="14.49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10-12-28T11:25:19</meta:creation-date>
    <dc:date>2011-01-16T23:41:30</dc:date>
    <meta:editing-cycles>6</meta:editing-cycles>
    <meta:editing-duration>PT1H1M56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